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officeooo:paragraph-rsid="000bb7c2"/>
    </style:style>
    <style:style style:name="P2" style:family="paragraph" style:parent-style-name="Text_20_body" style:master-page-name="">
      <style:paragraph-properties fo:margin-left="0cm" fo:margin-right="0cm" fo:margin-top="0cm" fo:margin-bottom="0cm" style:contextual-spacing="false" fo:line-height="120%" fo:text-indent="1.499cm" style:auto-text-indent="false" style:page-number="auto"/>
      <style:text-properties officeooo:rsid="003190ed" officeooo:paragraph-rsid="003190ed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0%" fo:text-indent="1.499cm" style:auto-text-indent="false"/>
      <style:text-properties officeooo:paragraph-rsid="000d1ad0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indent="1.499cm" style:auto-text-indent="false"/>
      <style:text-properties officeooo:rsid="003190ed" officeooo:paragraph-rsid="003190ed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20%" fo:text-indent="1.499cm" style:auto-text-indent="false"/>
      <style:text-properties style:text-underline-style="solid" style:text-underline-width="auto" style:text-underline-color="font-color" officeooo:rsid="00430313" officeooo:paragraph-rsid="00430313"/>
    </style:style>
    <style:style style:name="P6" style:family="paragraph" style:parent-style-name="Text_20_body" style:list-style-name="">
      <style:paragraph-properties fo:margin-left="0.801cm" fo:margin-right="0cm" fo:margin-top="0cm" fo:margin-bottom="0cm" style:contextual-spacing="false" fo:line-height="120%" fo:text-indent="0.7cm" style:auto-text-indent="false"/>
      <style:text-properties officeooo:paragraph-rsid="00347687"/>
    </style:style>
    <style:style style:name="P7" style:family="paragraph" style:parent-style-name="Text_20_body" style:list-style-name="">
      <style:paragraph-properties fo:margin-left="0.801cm" fo:margin-right="0cm" fo:margin-top="0cm" fo:margin-bottom="0cm" style:contextual-spacing="false" fo:line-height="120%" fo:text-indent="0.7cm" style:auto-text-indent="false"/>
      <style:text-properties officeooo:paragraph-rsid="000f4e6e"/>
    </style:style>
    <style:style style:name="P8" style:family="paragraph" style:parent-style-name="Text_20_body" style:list-style-name="">
      <style:paragraph-properties fo:margin-left="0.801cm" fo:margin-right="0cm" fo:margin-top="0cm" fo:margin-bottom="0cm" style:contextual-spacing="false" fo:line-height="120%" fo:text-indent="0.7cm" style:auto-text-indent="false"/>
      <style:text-properties officeooo:rsid="0031fb05" officeooo:paragraph-rsid="00347687"/>
    </style:style>
    <style:style style:name="P9" style:family="paragraph" style:parent-style-name="Text_20_body" style:list-style-name="">
      <style:paragraph-properties fo:margin-left="0.801cm" fo:margin-right="0cm" fo:margin-top="0cm" fo:margin-bottom="0cm" style:contextual-spacing="false" fo:line-height="120%" fo:text-indent="0.7cm" style:auto-text-indent="false"/>
      <style:text-properties officeooo:rsid="0031fb05" officeooo:paragraph-rsid="0031fb05"/>
    </style:style>
    <style:style style:name="P10" style:family="paragraph" style:parent-style-name="Text_20_body" style:list-style-name="">
      <style:paragraph-properties fo:margin-left="0.801cm" fo:margin-right="0cm" fo:margin-top="0cm" fo:margin-bottom="0cm" style:contextual-spacing="false" fo:line-height="120%" fo:text-indent="0.7cm" style:auto-text-indent="false"/>
      <style:text-properties officeooo:rsid="0031fb05" officeooo:paragraph-rsid="003cffdf"/>
    </style:style>
    <style:style style:name="P11" style:family="paragraph" style:parent-style-name="Text_20_body" style:list-style-name="">
      <style:paragraph-properties fo:margin-left="0.801cm" fo:margin-right="0cm" fo:margin-top="0cm" fo:margin-bottom="0cm" style:contextual-spacing="false" fo:line-height="120%" fo:text-indent="0.7cm" style:auto-text-indent="false"/>
      <style:text-properties officeooo:rsid="002fb0bc" officeooo:paragraph-rsid="002fb0bc"/>
    </style:style>
    <style:style style:name="P12" style:family="paragraph" style:parent-style-name="Text_20_body" style:list-style-name="">
      <style:paragraph-properties fo:margin-left="0.801cm" fo:margin-right="0cm" fo:margin-top="0cm" fo:margin-bottom="0cm" style:contextual-spacing="false" fo:line-height="120%" fo:text-indent="0.7cm" style:auto-text-indent="false"/>
      <style:text-properties officeooo:rsid="003e6f9c" officeooo:paragraph-rsid="003e6f9c"/>
    </style:style>
    <style:style style:name="P13" style:family="paragraph" style:parent-style-name="Text_20_body" style:list-style-name="">
      <style:paragraph-properties fo:margin-left="0.801cm" fo:margin-right="0cm" fo:margin-top="0cm" fo:margin-bottom="0cm" style:contextual-spacing="false" fo:line-height="120%" fo:text-indent="0.7cm" style:auto-text-indent="false"/>
      <style:text-properties officeooo:rsid="003975ed" officeooo:paragraph-rsid="003cffdf"/>
    </style:style>
    <style:style style:name="P14" style:family="paragraph" style:parent-style-name="Text_20_body" style:list-style-name="">
      <style:paragraph-properties fo:margin-left="0.801cm" fo:margin-right="0cm" fo:margin-top="0cm" fo:margin-bottom="0cm" style:contextual-spacing="false" fo:line-height="120%" fo:text-indent="0.7cm" style:auto-text-indent="false"/>
      <style:text-properties officeooo:rsid="00482ce3" officeooo:paragraph-rsid="00482ce3"/>
    </style:style>
    <style:style style:name="P15" style:family="paragraph" style:parent-style-name="Text_20_body" style:list-style-name="">
      <style:paragraph-properties fo:margin-left="0.801cm" fo:margin-right="0cm" fo:margin-top="0.423cm" fo:margin-bottom="0.212cm" style:contextual-spacing="false" fo:line-height="120%" fo:text-indent="0.7cm" style:auto-text-indent="false"/>
      <style:text-properties style:use-window-font-color="true" style:font-name="Liberation Serif" fo:font-size="12pt" fo:font-style="italic" style:text-underline-style="none" fo:font-weight="normal" officeooo:rsid="003975ed" officeooo:paragraph-rsid="00482ce3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 style:list-style-name="L1">
      <style:paragraph-properties fo:margin-top="0cm" fo:margin-bottom="0cm" style:contextual-spacing="false" fo:line-height="120%"/>
      <style:text-properties officeooo:rsid="003794a0" officeooo:paragraph-rsid="003794a0"/>
    </style:style>
    <style:style style:name="P17" style:family="paragraph" style:parent-style-name="Text_20_body" style:list-style-name="L1">
      <style:paragraph-properties fo:margin-top="0cm" fo:margin-bottom="0cm" style:contextual-spacing="false" fo:line-height="120%"/>
      <style:text-properties officeooo:rsid="00347687" officeooo:paragraph-rsid="00347687"/>
    </style:style>
    <style:style style:name="P18" style:family="paragraph" style:parent-style-name="Text_20_body" style:list-style-name="L2">
      <style:paragraph-properties fo:margin-top="0cm" fo:margin-bottom="0cm" style:contextual-spacing="false" fo:line-height="120%"/>
      <style:text-properties officeooo:rsid="00347687" officeooo:paragraph-rsid="00347687"/>
    </style:style>
    <style:style style:name="P19" style:family="paragraph" style:parent-style-name="Text_20_body" style:list-style-name="L1">
      <style:paragraph-properties fo:margin-top="0cm" fo:margin-bottom="0cm" style:contextual-spacing="false" fo:line-height="120%"/>
      <style:text-properties officeooo:rsid="004bf35a" officeooo:paragraph-rsid="004bf35a"/>
    </style:style>
    <style:style style:name="P20" style:family="paragraph" style:parent-style-name="Text_20_body" style:list-style-name="L1">
      <style:paragraph-properties fo:margin-top="0cm" fo:margin-bottom="0cm" style:contextual-spacing="false" fo:line-height="120%"/>
      <style:text-properties officeooo:rsid="0040021c" officeooo:paragraph-rsid="0040021c"/>
    </style:style>
    <style:style style:name="P21" style:family="paragraph" style:parent-style-name="Text_20_body" style:list-style-name="L2">
      <style:paragraph-properties fo:margin-top="0cm" fo:margin-bottom="0cm" style:contextual-spacing="false" fo:line-height="120%"/>
      <style:text-properties officeooo:rsid="003545f2" officeooo:paragraph-rsid="003545f2"/>
    </style:style>
    <style:style style:name="P22" style:family="paragraph" style:parent-style-name="Text_20_body" style:list-style-name="L2">
      <style:paragraph-properties fo:margin-top="0cm" fo:margin-bottom="0cm" style:contextual-spacing="false" fo:line-height="120%"/>
      <style:text-properties officeooo:rsid="00417d0e" officeooo:paragraph-rsid="00417d0e"/>
    </style:style>
    <style:style style:name="P23" style:family="paragraph" style:parent-style-name="Text_20_body" style:list-style-name="L3">
      <style:paragraph-properties fo:margin-top="0cm" fo:margin-bottom="0cm" style:contextual-spacing="false" fo:line-height="120%"/>
      <style:text-properties officeooo:rsid="0031fb05" officeooo:paragraph-rsid="0031fb05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line-height="120%" fo:text-indent="1.499cm" style:auto-text-indent="false"/>
      <style:text-properties officeooo:rsid="003545f2" officeooo:paragraph-rsid="003545f2"/>
    </style:style>
    <style:style style:name="P25" style:family="paragraph" style:parent-style-name="Heading_20_1" style:master-page-name="">
      <style:paragraph-properties fo:margin-left="0.801cm" fo:margin-right="0cm" fo:margin-top="0cm" fo:margin-bottom="0cm" style:contextual-spacing="false" fo:text-indent="0.7cm" style:auto-text-indent="false" style:page-number="auto" fo:keep-with-next="always"/>
      <style:text-properties officeooo:rsid="000bb7c2" officeooo:paragraph-rsid="000bb7c2"/>
    </style:style>
    <style:style style:name="P26" style:family="paragraph" style:parent-style-name="Heading_20_1" style:master-page-name="">
      <style:paragraph-properties fo:margin-left="0.801cm" fo:margin-right="0cm" fo:margin-top="0cm" fo:margin-bottom="0cm" style:contextual-spacing="false" fo:line-height="120%" fo:text-indent="0.7cm" style:auto-text-indent="false" style:page-number="auto" fo:keep-with-next="always"/>
      <style:text-properties style:font-name="Liberation Sans" fo:font-size="18.2000007629395pt" fo:font-weight="bold" officeooo:rsid="000f4e6e" officeooo:paragraph-rsid="00347687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27" style:family="paragraph" style:parent-style-name="Heading_20_1" style:master-page-name="">
      <style:paragraph-properties fo:margin-left="0.801cm" fo:margin-right="0cm" fo:margin-top="0cm" fo:margin-bottom="0cm" style:contextual-spacing="false" fo:line-height="120%" fo:text-indent="0.7cm" style:auto-text-indent="false" style:page-number="auto" fo:keep-with-next="always"/>
      <style:text-properties style:font-name="Liberation Sans" fo:font-size="18.2000007629395pt" fo:font-weight="bold" officeooo:rsid="00347687" officeooo:paragraph-rsid="00347687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28" style:family="paragraph" style:parent-style-name="Heading_20_1" style:master-page-name="">
      <style:paragraph-properties fo:margin-left="0.801cm" fo:margin-right="0cm" fo:margin-top="0cm" fo:margin-bottom="0cm" style:contextual-spacing="false" fo:line-height="120%" fo:text-indent="0.7cm" style:auto-text-indent="false" style:page-number="auto" fo:keep-with-next="always"/>
      <style:text-properties officeooo:rsid="000f4e6e" officeooo:paragraph-rsid="000f4e6e"/>
    </style:style>
    <style:style style:name="P29" style:family="paragraph" style:parent-style-name="Heading_20_1" style:master-page-name="">
      <style:paragraph-properties fo:margin-left="0.801cm" fo:margin-right="0cm" fo:margin-top="0cm" fo:margin-bottom="0cm" style:contextual-spacing="false" fo:line-height="120%" fo:text-indent="0.7cm" style:auto-text-indent="false" style:page-number="auto" fo:keep-with-next="always"/>
      <style:text-properties officeooo:rsid="003545f2" officeooo:paragraph-rsid="00347687"/>
    </style:style>
    <style:style style:name="P30" style:family="paragraph" style:parent-style-name="Heading_20_1">
      <style:paragraph-properties fo:margin-left="0.801cm" fo:margin-right="0cm" fo:margin-top="0cm" fo:margin-bottom="0cm" style:contextual-spacing="false" fo:text-indent="0.7cm" style:auto-text-indent="false"/>
      <style:text-properties officeooo:rsid="000bb7c2" officeooo:paragraph-rsid="000bb7c2"/>
    </style:style>
    <style:style style:name="P31" style:family="paragraph" style:parent-style-name="Heading_20_1" style:master-page-name="">
      <style:paragraph-properties fo:margin-left="0.801cm" fo:margin-right="0cm" fo:margin-top="0.423cm" fo:margin-bottom="0.212cm" style:contextual-spacing="false" fo:line-height="120%" fo:text-indent="0.7cm" style:auto-text-indent="false" style:page-number="auto" fo:keep-with-next="always"/>
      <style:text-properties fo:font-size="12pt" fo:font-style="italic" style:text-underline-style="solid" style:text-underline-width="auto" style:text-underline-color="font-color" fo:font-weight="normal" officeooo:rsid="0033988c" officeooo:paragraph-rsid="0033988c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Heading_20_1" style:master-page-name="">
      <style:paragraph-properties fo:margin-left="0.801cm" fo:margin-right="0cm" fo:margin-top="0.423cm" fo:margin-bottom="0.212cm" style:contextual-spacing="false" fo:line-height="120%" fo:text-indent="0.7cm" style:auto-text-indent="false" style:page-number="auto" fo:keep-with-next="always"/>
      <style:text-properties fo:font-size="12pt" fo:font-style="italic" style:text-underline-style="solid" style:text-underline-width="auto" style:text-underline-color="font-color" fo:font-weight="normal" officeooo:rsid="003cffdf" officeooo:paragraph-rsid="003cffdf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Heading_20_1" style:master-page-name="">
      <style:paragraph-properties fo:margin-left="0.801cm" fo:margin-right="0cm" fo:margin-top="0.423cm" fo:margin-bottom="0.212cm" style:contextual-spacing="false" fo:line-height="120%" fo:text-indent="0.7cm" style:auto-text-indent="false" style:page-number="auto" fo:keep-with-next="always"/>
      <style:text-properties fo:font-size="12pt" fo:font-style="italic" style:text-underline-style="solid" style:text-underline-width="auto" style:text-underline-color="font-color" fo:font-weight="normal" officeooo:rsid="003cffdf" officeooo:paragraph-rsid="00482ce3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d1ad0"/>
    </style:style>
    <style:style style:name="T2" style:family="text">
      <style:text-properties officeooo:rsid="002fb0bc"/>
    </style:style>
    <style:style style:name="T3" style:family="text">
      <style:text-properties officeooo:rsid="0031fb05"/>
    </style:style>
    <style:style style:name="T4" style:family="text">
      <style:text-properties style:use-window-font-color="true" style:font-name="Liberation Serif" fo:font-weight="normal" style:font-weight-asian="normal" style:font-weight-complex="normal"/>
    </style:style>
    <style:style style:name="T5" style:family="text">
      <style:text-properties style:use-window-font-color="true" style:font-name="Liberation Serif" fo:font-size="12pt" fo:font-weight="normal" style:font-size-asian="12pt" style:font-weight-asian="normal" style:font-weight-complex="normal"/>
    </style:style>
    <style:style style:name="T6" style:family="text">
      <style:text-properties style:use-window-font-color="true" style:font-name="Liberation Serif" fo:font-size="12pt" fo:font-weight="normal" officeooo:rsid="003975ed" style:font-size-asian="12pt" style:font-weight-asian="normal" style:font-weight-complex="normal"/>
    </style:style>
    <style:style style:name="T7" style:family="text">
      <style:text-properties style:use-window-font-color="true" style:font-name="Liberation Serif" officeooo:rsid="00482ce3"/>
    </style:style>
    <style:style style:name="T8" style:family="text">
      <style:text-properties style:use-window-font-color="true" style:font-name="Liberation Serif" officeooo:rsid="003975ed"/>
    </style:style>
    <style:style style:name="T9" style:family="text">
      <style:text-properties officeooo:rsid="003d6952"/>
    </style:style>
    <style:style style:name="T10" style:family="text">
      <style:text-properties style:text-underline-style="none"/>
    </style:style>
    <style:style style:name="T11" style:family="text">
      <style:text-properties officeooo:rsid="004ea7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/>
      <text:h text:style-name="P30" text:outline-level="1">О<text:span text:style-name="T1">бщие сведения</text:span>.</text:h>
      <text:p text:style-name="P1"/>
      <text:p text:style-name="P2">Используется FreeRTOS в режиме кооперативной многозадачности.</text:p>
      <text:p text:style-name="P4"/>
      <text:h text:style-name="P26" text:outline-level="1"><text:span text:style-name="T2">Принципы</text:span>.</text:h>
      <text:h text:style-name="P6" text:outline-level="1"/>
      <text:list xml:id="list6305877065017363754" text:style-name="L1">
        <text:list-item>
          <text:h text:style-name="P16" text:outline-level="1">Основное приложение должно знать задачи, но не знать реализацию.</text:h>
        </text:list-item>
        <text:list-item>
          <text:h text:style-name="P17" text:outline-level="1">Драйверы оборудования выносить в отдельные файлы и соответствующие хидеры.</text:h>
        </text:list-item>
        <text:list-item>
          <text:h text:style-name="P17" text:outline-level="1">Общие конфигурационные параметры — в файле config.h.</text:h>
        </text:list-item>
        <text:list-item>
          <text:h text:style-name="P19" text:outline-level="1">Включать в «хидер» используемые внутри него другие «хидеры».</text:h>
        </text:list-item>
        <text:list-item>
          <text:h text:style-name="P19" text:outline-level="1">При перекрёстном включении заголовочных файлов использовать предварительные объявления классов.</text:h>
        </text:list-item>
        <text:list-item>
          <text:h text:style-name="P17" text:outline-level="1">Инициализация оборудования — в конструкторах HAL-классов.</text:h>
        </text:list-item>
        <text:list-item>
          <text:h text:style-name="P20" text:outline-level="1"><text:span text:style-name="T11">C</text:span>оздавать классы-«оболочки», скрывающие внутреннюю реализацию межзадачного взаимодействия (пример <text:span text:style-name="T11">скрывамого в «оболочке» механизма</text:span>: задача должна «просыпаться» при поступлении сообщения в любую из нескольких очередей, а это невозможно без опроса или семафора; т.е. при постановке сообщения в любую из очередей надо еще и отдавать семафор, чтобы задача могла «висеть» на нём).</text:h>
        </text:list-item>
      </text:list>
      <text:h text:style-name="P8" text:outline-level="1"/>
      <text:h text:style-name="P27" text:outline-level="1">Общая инициализация.</text:h>
      <text:h text:style-name="P6" text:outline-level="1"/>
      <text:list xml:id="list2564731443812517185" text:style-name="L2">
        <text:list-item>
          <text:h text:style-name="P18" text:outline-level="1">Создание интерфейсных объектов ОС (очереди, семафоры, …)</text:h>
        </text:list-item>
        <text:list-item>
          <text:h text:style-name="P21" text:outline-level="1">Создание и инициализация объектов CANOpen.</text:h>
        </text:list-item>
        <text:list-item>
          <text:h text:style-name="P22" text:outline-level="1">Создание и инициализация объектов-«оболочек» задач.</text:h>
        </text:list-item>
        <text:list-item>
          <text:h text:style-name="P24" text:outline-level="1">Создание задач ОС, запуск планировщика.</text:h>
        </text:list-item>
      </text:list>
      <text:p text:style-name="P3"/>
      <text:p text:style-name="P5">Идея.<text:span text:style-name="T10"> Запускать планировщик раньше задач, чтобы можно было, например, читать EEPROM без программных задержек или передать в задачу EMCY аварийные сообщения.</text:span></text:p>
      <text:p text:style-name="P3"/>
      <text:h text:style-name="P28" text:outline-level="1"><text:span text:style-name="T2">Программная архитектура</text:span>.</text:h>
      <text:h text:style-name="P7" text:outline-level="1"/>
      <text:h text:style-name="P11" text:outline-level="1">См. схему архитектуры.</text:h>
      <text:h text:style-name="P11" text:outline-level="1"/>
      <text:h text:style-name="P31" text:outline-level="1">Основная (пользовательская) задача.</text:h>
      <text:h text:style-name="P9" text:outline-level="1">Основная (пользовательская) задача выполняет необходимые действия с управляемыми аппаратными объектами (GPIO, ЦАП и пр.). Основной режим: «висит» на семафоре №2 постоянно или «вываливается» в исполнение через определённые промежутки времени.</text:h>
      <text:h text:style-name="P12" text:outline-level="1">В режиме «OPERATIONAL» - полноценное функционирование, в остальных режимах управляемые аппаратные объекты должны переводиться в безопасное состояние.</text:h>
      <text:h text:style-name="P9" text:outline-level="1"/>
      <text:h text:style-name="P29" text:outline-level="1"><text:soft-page-break/></text:h>
      <text:h text:style-name="P32" text:outline-level="1">Задача обслуживания светодиодов.</text:h>
      <text:h text:style-name="P13" text:outline-level="1">См. файлы CO_led.*.</text:h>
      <text:h text:style-name="P10" text:outline-level="1"><text:span text:style-name="T4">Класс cLed при каждом вызове функции </text:span><text:span text:style-name="T5">vProcess50ms </text:span><text:span text:style-name="T6">обновляет внутренние счётчики для режимов. Включать или выключать светодиод, говорит функция bSequenceState, вызываемая с соответствующим параметром-номером режима.</text:span></text:h>
      <text:h text:style-name="P10" text:outline-level="1"/>
      <text:h text:style-name="P33" text:outline-level="1"><text:span text:style-name="T8">Задача </text:span><text:span text:style-name="T7">SDO</text:span><text:span text:style-name="T8">.</text:span></text:h>
      <text:h text:style-name="P14" text:outline-level="1">Не предус<text:span text:style-name="T11">мотрены</text:span> режимы блочной передачи. Во-первых, они необязательны (см. стр.40 CiA301). Во-вторых, реализация блочных режимов повлечет разработку сложной логики отслеживания тайм-аута обмена и слежения за переполнением входной и выходной очередей CAN.</text:h>
      <text:h text:style-name="P1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.0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1:25:48.328099923</meta:creation-date>
    <dc:date>2016-09-19T17:16:34.858092427</dc:date>
    <meta:editing-duration>PT11H26M26S</meta:editing-duration>
    <meta:editing-cycles>54</meta:editing-cycles>
    <meta:generator>LibreOffice/4.2.8.2$Linux_X86_64 LibreOffice_project/420m0$Build-2</meta:generator>
    <meta:document-statistic meta:table-count="0" meta:image-count="0" meta:object-count="0" meta:page-count="2" meta:paragraph-count="26" meta:word-count="277" meta:character-count="2251" meta:non-whitespace-character-count="2009"/>
  </office:meta>
</office:document-meta>
</file>